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b0ef7" officeooo:paragraph-rsid="000c7016"/>
    </style:style>
    <style:style style:name="P2" style:family="paragraph" style:parent-style-name="Standard">
      <style:text-properties officeooo:rsid="000c7016" officeooo:paragraph-rsid="000c7016"/>
    </style:style>
    <style:style style:name="P3" style:family="paragraph" style:parent-style-name="Standard">
      <style:text-properties style:font-name="Carlito" fo:font-weight="bold" officeooo:rsid="000e3794" officeooo:paragraph-rsid="000e3794" style:font-weight-asian="bold" style:font-weight-complex="bold"/>
    </style:style>
    <style:style style:name="P4" style:family="paragraph" style:parent-style-name="Standard">
      <style:text-properties style:font-name="Carlito" fo:font-weight="bold" officeooo:rsid="000fb114" officeooo:paragraph-rsid="000fb114" style:font-weight-asian="bold" style:font-weight-complex="bold"/>
    </style:style>
    <style:style style:name="P5" style:family="paragraph" style:parent-style-name="Standard">
      <style:text-properties style:font-name="Carlito" officeooo:rsid="000db01f" officeooo:paragraph-rsid="000db01f"/>
    </style:style>
    <style:style style:name="P6" style:family="paragraph" style:parent-style-name="Standard">
      <style:text-properties style:font-name="Carlito" officeooo:rsid="000db01f" officeooo:paragraph-rsid="000e3794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4pt" fo:font-weight="bold" officeooo:rsid="000e3794" officeooo:paragraph-rsid="000e3794" style:font-size-asian="14pt" style:font-weight-asian="bold" style:font-size-complex="14pt" style:font-weight-complex="bold"/>
    </style:style>
    <style:style style:name="T1" style:family="text">
      <style:text-properties officeooo:rsid="000c7016"/>
    </style:style>
    <style:style style:name="T2" style:family="text">
      <style:text-properties officeooo:rsid="000e379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794" style:font-weight-asian="bold" style:font-weight-complex="bold"/>
    </style:style>
    <style:style style:name="T5" style:family="text">
      <style:text-properties style:text-position="super 58%"/>
    </style:style>
    <style:style style:name="T6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bugging MOST package</text:p>
      <text:p text:style-name="P3"/>
      <text:p text:style-name="P4">April 23<text:span text:style-name="T5">rd</text:span>, 2020</text:p>
      <text:p text:style-name="P3"/>
      <text:p text:style-name="P3">MLST_extract_flanking region_functions module</text:p>
      <text:p text:style-name="P3"/>
      <text:p text:style-name="P5">Ln 172 MLST_extract_flanking_region_functions.py</text:p>
      <text:p text:style-name="P5"><text:span text:style-name="T3">Original: </text:span>f = open(os.path.join(specDir, flanksFn))</text:p>
      <text:p text:style-name="P6"><text:span text:style-name="T4">New</text:span><text:span text:style-name="T3">:</text:span> f = open(os.path.join(flanksFn))</text:p>
      <text:p text:style-name="P6"/>
      <text:p text:style-name="P5">Ln 175 MLST_extract_flanking_region_functions.py</text:p>
      <text:p text:style-name="P5"><text:span text:style-name="T3">Original: </text:span>f = open(os.path.join(specDir, variantsFn))</text:p>
      <text:p text:style-name="P6"><text:span text:style-name="T4">New</text:span><text:span text:style-name="T3">:</text:span> f = open(os.path.join(flanksFn))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pitch="variable" style:font-charset="x-symbol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3:23:38.063125037</meta:creation-date>
    <dc:date>2020-04-23T15:24:03.233815604</dc:date>
    <meta:editing-duration>PT39M54S</meta:editing-duration>
    <meta:editing-cycles>2</meta:editing-cycles>
    <meta:generator>LibreOffice/5.3.6.1$Linux_X86_64 LibreOffice_project/30$Build-1</meta:generator>
    <meta:document-statistic meta:table-count="0" meta:image-count="0" meta:object-count="0" meta:page-count="1" meta:paragraph-count="9" meta:word-count="33" meta:character-count="357" meta:non-whitespace-character-count="333"/>
  </office:meta>
</office:document-meta>
</file>